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paragraph-properties fo:margin-left="0cm" fo:margin-right="0cm" fo:margin-top="0cm" fo:margin-bottom="0cm" style:contextual-spacing="false" fo:text-align="center" style:justify-single-word="false" fo:text-indent="0cm" style:auto-text-indent="false"/>
    </style:style>
    <style:style style:name="P3" style:family="paragraph" style:parent-style-name="Text_20_body">
      <style:paragraph-properties fo:margin-left="0cm" fo:margin-right="0cm" fo:margin-top="0cm" fo:margin-bottom="0cm" style:contextual-spacing="false" fo:text-align="center" style:justify-single-word="false" fo:text-indent="0cm" style:auto-text-indent="false"/>
      <style:text-properties fo:font-variant="normal" fo:text-transform="none" fo:color="#000000" style:font-name="sans-serif" fo:font-size="14pt" fo:letter-spacing="normal" fo:font-style="normal" fo:font-weight="normal" fo:background-color="#d0ffd0" fo:padding="0.049cm" fo:border="0.06pt solid #00ff00"/>
    </style:style>
    <style:style style:name="P4" style:family="paragraph" style:parent-style-name="Text_20_body">
      <style:paragraph-properties fo:margin-top="0cm" fo:margin-bottom="0.265cm" style:contextual-spacing="false"/>
    </style:style>
    <style:style style:name="P5" style:family="paragraph" style:parent-style-name="Text_20_body">
      <style:paragraph-properties fo:margin-top="0cm" fo:margin-bottom="0.265cm" style:contextual-spacing="false" fo:text-align="center" style:justify-single-word="false"/>
    </style:style>
    <style:style style:name="P6" style:family="paragraph" style:parent-style-name="Text_20_body" style:list-style-name="L1">
      <style:paragraph-properties fo:margin-top="0cm" fo:margin-bottom="0.265cm" style:contextual-spacing="false"/>
    </style:style>
    <style:style style:name="P7" style:family="paragraph" style:parent-style-name="Text_20_body">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8" style:family="paragraph" style:parent-style-name="Text_20_body" style:list-style-name="L5">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9" style:family="paragraph" style:parent-style-name="Text_20_body" style:list-style-name="L2">
      <style:paragraph-properties fo:margin-top="0cm" fo:margin-bottom="0.265cm" style:contextual-spacing="false"/>
    </style:style>
    <style:style style:name="P10" style:family="paragraph" style:parent-style-name="Text_20_body" style:list-style-name="L3">
      <style:paragraph-properties fo:margin-top="0cm" fo:margin-bottom="0.265cm" style:contextual-spacing="false"/>
    </style:style>
    <style:style style:name="P11" style:family="paragraph" style:parent-style-name="Text_20_body" style:list-style-name="L4">
      <style:paragraph-properties fo:margin-top="0cm" fo:margin-bottom="0.265cm" style:contextual-spacing="false"/>
    </style:style>
    <style:style style:name="P12" style:family="paragraph" style:parent-style-name="Text_20_body" style:list-style-name="L5">
      <style:paragraph-properties fo:margin-top="0cm" fo:margin-bottom="0.265cm" style:contextual-spacing="false"/>
    </style:style>
    <style:style style:name="P13" style:family="paragraph" style:parent-style-name="Heading_20_1">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4" style:family="paragraph" style:parent-style-name="Heading_20_2">
      <style:paragraph-properties fo:margin-top="0cm" fo:margin-bottom="0.265cm" style:contextual-spacing="false" fo:text-align="center" style:justify-single-word="false"/>
      <style:text-properties fo:font-variant="normal" fo:text-transform="none" fo:color="#000020" style:font-name="Comic Sans MS" fo:font-size="14pt" fo:letter-spacing="normal" fo:font-style="normal" style:text-underline-style="solid" style:text-underline-width="auto" style:text-underline-color="font-color" fo:font-weight="normal"/>
    </style:style>
    <style:style style:name="P15"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6" style:family="paragraph" style:parent-style-name="Preformatted_20_Text" style:list-style-name="L4">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7" style:family="paragraph" style:parent-style-name="Preformatted_20_Text" style:list-style-name="L5">
      <style:paragraph-properties fo:margin-top="0cm" fo:margin-bottom="0.265cm" style:contextual-spacing="false" fo:background-color="#ffffd0" fo:padding="0.049cm" fo:border="0.06pt solid #c0c0c0">
        <style:background-image/>
      </style:paragraph-properties>
      <style:text-properties fo:font-variant="normal" fo:text-transform="none" fo:color="#000000" style:font-name="sans-serif" fo:font-size="14pt" fo:letter-spacing="normal" fo:font-style="normal" fo:font-weight="normal"/>
    </style:style>
    <style:style style:name="P18" style:family="paragraph" style:parent-style-name="Preformatted_20_Text">
      <style:paragraph-properties fo:margin-top="0cm" fo:margin-bottom="0.265cm" style:contextual-spacing="false" fo:background-color="#ffffd0" fo:padding="0.049cm" fo:border="0.06pt solid #c0c0c0">
        <style:background-image/>
      </style:paragraph-properties>
      <style:text-properties fo:font-variant="normal" fo:text-transform="none" fo:color="#000000" fo:letter-spacing="normal"/>
    </style:style>
    <style:style style:name="P19" style:family="paragraph" style:parent-style-name="Preformatted_20_Text">
      <style:paragraph-properties fo:margin-top="0cm" fo:margin-bottom="0.265cm" style:contextual-spacing="false"/>
      <style:text-properties fo:font-variant="normal" fo:text-transform="none" fo:color="#000000" style:font-name="sans-serif" fo:font-size="14pt" fo:letter-spacing="normal" fo:font-style="normal" fo:font-weight="normal"/>
    </style:style>
    <style:style style:name="P20" style:family="paragraph" style:parent-style-name="Preformatted_20_Text">
      <style:paragraph-properties fo:margin-top="0cm" fo:margin-bottom="0.265cm" style:contextual-spacing="false"/>
      <style:text-properties fo:font-variant="normal" fo:text-transform="none" fo:color="#000000" fo:letter-spacing="normal"/>
    </style:style>
    <style:style style:name="P21" style:family="paragraph" style:parent-style-name="Preformatted_20_Text">
      <style:paragraph-properties fo:margin-top="0cm" fo:margin-bottom="0.265cm" style:contextual-spacing="false" fo:background-color="#d0ffd0" fo:padding="0.049cm" fo:border="0.06pt solid #00ff00">
        <style:background-image/>
      </style:paragraph-properties>
    </style:style>
    <style:style style:name="T1" style:family="text">
      <style:text-properties style:font-name="sans-serif" fo:font-size="14pt" fo:font-style="normal" fo:font-weight="normal"/>
    </style:style>
    <style:style style:name="T2" style:family="text">
      <style:text-properties fo:font-variant="normal" fo:text-transform="none" fo:color="#000000" style:font-name="sans-serif" fo:font-size="14pt" fo:letter-spacing="normal" fo:font-style="normal" fo:font-weight="normal"/>
    </style:style>
    <style:style style:name="T3" style:family="text">
      <style:text-properties fo:font-variant="normal" fo:text-transform="none" fo:color="#000000" style:font-name="sans-serif" fo:font-size="14pt" fo:letter-spacing="normal" fo:font-style="normal" fo:font-weight="normal" fo:background-color="#d0ffd0" loext:char-shading-value="0" fo:padding="0.049cm" fo:border="0.06pt solid #00ff00"/>
    </style:style>
    <style:style style:name="T4" style:family="text">
      <style:text-properties fo:font-variant="normal" fo:text-transform="none" fo:color="#000000" style:font-name="sans-serif" fo:font-size="14pt" fo:letter-spacing="normal" fo:font-style="normal" fo:font-weight="normal" fo:padding="0.049cm" fo:border="0.06pt dotted #000000"/>
    </style:style>
    <style:style style:name="T5"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style:style>
    <style:style style:name="T6"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background-color="#f0fff0" loext:char-shading-value="0" fo:padding="0cm" fo:border="none"/>
    </style:style>
    <style:style style:name="T7" style:family="text">
      <style:text-properties fo:font-variant="normal" fo:text-transform="none" fo:color="#000000" style:text-line-through-style="none" style:text-line-through-type="none" style:font-name="sans-serif" fo:font-size="14pt" fo:letter-spacing="normal" fo:font-style="normal" style:text-underline-style="none" fo:font-weight="normal" style:text-blinking="false" fo:padding="0.049cm" fo:border="0.06pt dotted #000000"/>
    </style:style>
    <style:style style:name="T8" style:family="text">
      <style:text-properties fo:font-variant="normal" fo:text-transform="none" fo:color="#000000" style:font-name="Courier New" fo:font-size="14pt" fo:letter-spacing="normal" fo:font-style="normal" fo:font-weight="normal" fo:background-color="#c0c0c0" loext:char-shading-value="0" fo:padding="0cm" fo:border="none"/>
    </style:style>
    <style:style style:name="T9" style:family="text">
      <style:text-properties fo:font-variant="normal" fo:text-transform="none" fo:color="#101080" style:font-name="sans-serif" fo:font-size="14pt" fo:letter-spacing="normal" fo:font-style="normal" fo:font-weight="normal"/>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ory Programming in Python: Lesson 9<text:line-break/>Lists</text:h>
      <text:p text:style-name="P5"><text:span text:style-name="T2">[</text:span><text:a xlink:type="simple" xlink:href="http://www.cbio.uct.ac.za/~gustavo/Lectures/Python/James/for_loops.html"><text:span text:style-name="T5">Prev: Flow Control: Sequential Loops</text:span></text:a><text:span text:style-name="T2">] [</text:span><text:a xlink:type="simple" xlink:href="http://www.cbio.uct.ac.za/~gustavo/Lectures/Python/James/index.html"><text:span text:style-name="T5">Course Outline</text:span></text:a><text:span text:style-name="T2">] [</text:span><text:a xlink:type="simple" xlink:href="http://www.cbio.uct.ac.za/~gustavo/Lectures/Python/James/tuples.html"><text:span text:style-name="T5">Next: Tuples</text:span></text:a><text:span text:style-name="T2">]</text:span></text:p>
      <text:h text:style-name="P14" text:outline-level="2">Lists in Detail</text:h>
      <text:p text:style-name="P4"><text:span text:style-name="T2">We've already learnt a little about about lists, but there are many more features to </text:span><text:a xlink:type="simple" xlink:href="http://docs.python.org/lib/typesseq.html"><text:span text:style-name="T6">lists</text:span></text:a><text:span text:style-name="T2">, and sadly a few intricacies we need to know about. Firstly let's deal more explicitly with the operations that can be performed on lists. If both 'a' and 'b' are lists, 'v' is any expression, and 'i', 'j', and 'k' are integers then</text:span></text:p>
      <text:list xml:id="list8050661266994553088" text:style-name="L1">
        <text:list-item>
          <text:p text:style-name="P6"><text:span text:style-name="Source_20_Text"><text:span text:style-name="T8">a + b</text:span></text:span><text:span text:style-name="T2"> yields a Concatenation.</text:span></text:p>
        </text:list-item>
        <text:list-item>
          <text:p text:style-name="P6"><text:span text:style-name="Source_20_Text"><text:span text:style-name="T8">a * i</text:span></text:span><text:span text:style-name="T2"> yields Repetition.</text:span></text:p>
        </text:list-item>
        <text:list-item>
          <text:p text:style-name="P6"><text:span text:style-name="Source_20_Text"><text:span text:style-name="T8">a[i]</text:span></text:span><text:span text:style-name="T2"> yields Subscription, or the 'i'th element of 'a'.</text:span></text:p>
        </text:list-item>
        <text:list-item>
          <text:p text:style-name="P6"><text:span text:style-name="Source_20_Text"><text:span text:style-name="T8">a[i:j:k]</text:span></text:span><text:span text:style-name="T2"> yields Slicing, or a copy of the list 'a' from its 'i'th element to its (j-1)'th element, taking only every k'th element. If 'k' is omitted, every element in the range is taken. If 'i' or 'j' are omitted they default to beginning of list and end of list respectively.</text:span></text:p>
        </text:list-item>
        <text:list-item>
          <text:p text:style-name="P6"><text:span text:style-name="Source_20_Text"><text:span text:style-name="T8">a[:i]</text:span></text:span><text:span text:style-name="T2"> yields a slice from the beginning of 'a' to the (i-1)'th element of 'a'.</text:span></text:p>
        </text:list-item>
        <text:list-item>
          <text:p text:style-name="P6"><text:span text:style-name="Source_20_Text"><text:span text:style-name="T8">a[i:]</text:span></text:span><text:span text:style-name="T2"> yields a slice from the 'i'th element to the end of the list.</text:span></text:p>
        </text:list-item>
        <text:list-item>
          <text:p text:style-name="P6"><text:span text:style-name="Source_20_Text"><text:span text:style-name="T8">a[:]</text:span></text:span><text:span text:style-name="T2"> yields a slice of the entire list. More importantly it yields a </text:span><text:span text:style-name="Strong_20_Emphasis"><text:span text:style-name="T2">copy</text:span></text:span><text:span text:style-name="T2"> of the list!</text:span></text:p>
        </text:list-item>
      </text:list>
      <text:p text:style-name="P7">Note that theses operators each return newly created lists, and do not modify the operand lists in any way. For completeness sake, here are examples ...</text:p>
      <text:p text:style-name="P15">Python 2.4.3 (#1, Oct <text:s text:c="2"/>2 2006, 21:50:13) </text:p>
      <text:p text:style-name="P15">[GCC 3.4.6 (Gentoo 3.4.6-r1, ssp-3.4.5-1.0, pie-8.7.9)] on linux2</text:p>
      <text:p text:style-name="P15">Type "help", "copyright", "credits" or "license" for more information.</text:p>
      <text:p text:style-name="P15">&gt;&gt;&gt; a = [1,2,3]</text:p>
      <text:p text:style-name="P15">&gt;&gt;&gt; a+[4,5]</text:p>
      <text:p text:style-name="P15"><text:soft-page-break/>[1, 2, 3, 4, 5]</text:p>
      <text:p text:style-name="P15">&gt;&gt;&gt;</text:p>
      <text:p text:style-name="P15">&gt;&gt;&gt; [4,5]+a</text:p>
      <text:p text:style-name="P15">[4, 5, 1, 2, 3]</text:p>
      <text:p text:style-name="P15">&gt;&gt;&gt; a*2</text:p>
      <text:p text:style-name="P15">[1, 2, 3, 1, 2, 3]</text:p>
      <text:p text:style-name="P15">&gt;&gt;&gt;</text:p>
      <text:p text:style-name="P15">&gt;&gt;&gt; [1]*2+2*[2]</text:p>
      <text:p text:style-name="P15">[1, 1, 2, 2]</text:p>
      <text:p text:style-name="P15">&gt;&gt;&gt;</text:p>
      <text:p text:style-name="P15">&gt;&gt;&gt; [[1]*2,[2]*2]</text:p>
      <text:p text:style-name="P15">[[1, 1], [2, 2]]</text:p>
      <text:p text:style-name="P15">&gt;&gt;&gt;</text:p>
      <text:p text:style-name="P15">&gt;&gt;&gt; [1]*2*3</text:p>
      <text:p text:style-name="P15">[1, 1, 1, 1, 1, 1]</text:p>
      <text:p text:style-name="P15">&gt;&gt;&gt;</text:p>
      <text:p text:style-name="P15">&gt;&gt;&gt; a[0]</text:p>
      <text:p text:style-name="P15">1</text:p>
      <text:p text:style-name="P15">&gt;&gt;&gt; a[1:3]</text:p>
      <text:p text:style-name="P15">[2, 3]</text:p>
      <text:p text:style-name="P15">&gt;&gt;&gt; a += [4, 5]</text:p>
      <text:p text:style-name="P15">&gt;&gt;&gt; a[0:6:2]</text:p>
      <text:p text:style-name="P15">[1, 3, 5]</text:p>
      <text:p text:style-name="P15">&gt;&gt;&gt; a[:3]</text:p>
      <text:p text:style-name="P15">[1, 2, 3]</text:p>
      <text:p text:style-name="P15">&gt;&gt;&gt; a[3:]</text:p>
      <text:p text:style-name="P15">[4, 5]</text:p>
      <text:p text:style-name="P15">&gt;&gt;&gt; a[:]</text:p>
      <text:p text:style-name="P15">[1, 2, 3, 4, 5]</text:p>
      <text:p text:style-name="P15">&gt;&gt;&gt;</text:p>
      <text:h text:style-name="P14" text:outline-level="2"><text:soft-page-break/>Assignment to elements of a list</text:h>
      <text:p text:style-name="P4"><text:span text:style-name="T2">Lists are known as mutable objects, in that their value can change. This sounds a little weird, but consider it this way. The value of the integer 1 cannot change. We can change the value indicated by a variable </text:span><text:span text:style-name="Emphasis"><text:span text:style-name="T9">i</text:span></text:span><text:span text:style-name="T2"> (which might be 1) to something else, but this doesn't change the value of the integer 1. Lists are different, because the value reflects a container of multiple other values, and we can remove, add, or replace those inner values, i.e. list elements. This changes the value of the list itself. Practically, this means we can assign values to specific elements of a list.</text:span></text:p>
      <text:p text:style-name="P15">&gt;&gt;&gt; a = [1, 2, 3]</text:p>
      <text:p text:style-name="P15">&gt;&gt;&gt; a[0]</text:p>
      <text:p text:style-name="P15">1</text:p>
      <text:p text:style-name="P15">&gt;&gt;&gt; a[0] = 0</text:p>
      <text:p text:style-name="P15">&gt;&gt;&gt; a</text:p>
      <text:p text:style-name="P15">[0, 2, 3]</text:p>
      <text:p text:style-name="P15">&gt;&gt;&gt; </text:p>
      <text:p text:style-name="P7">Not only can we assign individual elements of a list a new value, but we can assign whole slices new values. The funky thing is, we can replace a specified slice of a list with a list of any length, effectively extending or shrinking the list in the process.</text:p>
      <text:p text:style-name="P15">&gt;&gt;&gt; a = [1, 2, 5]</text:p>
      <text:p text:style-name="P15">&gt;&gt;&gt; a[1:2] = [3]</text:p>
      <text:p text:style-name="P15">&gt;&gt;&gt; a</text:p>
      <text:p text:style-name="P15">[1, 3, 5]</text:p>
      <text:p text:style-name="P15">&gt;&gt;&gt; a[1:2] = [2, 3, 4]</text:p>
      <text:p text:style-name="P15">&gt;&gt;&gt; a</text:p>
      <text:p text:style-name="P15">[1, 2, 3, 4, 5]</text:p>
      <text:p text:style-name="P15">&gt;&gt;&gt; a[1:4] = [3]</text:p>
      <text:p text:style-name="P15">&gt;&gt;&gt; a</text:p>
      <text:p text:style-name="P15">[1, 3, 5]</text:p>
      <text:p text:style-name="P15">&gt;&gt;&gt; </text:p>
      <text:h text:style-name="P14" text:outline-level="2"><text:soft-page-break/>Comparing Lists</text:h>
      <text:p text:style-name="P7">The comparison of lists to other lists, and other types is also slightly different to the comparison of simple types (int, float, bool). Specifically:</text:p>
      <text:list xml:id="list9049459168377836357" text:style-name="L2">
        <text:list-item>
          <text:p text:style-name="P9"><text:span text:style-name="Source_20_Text"><text:span text:style-name="T8">a == b</text:span></text:span><text:span text:style-name="T2"> yields Equivalence</text:span></text:p>
        </text:list-item>
        <text:list-item>
          <text:p text:style-name="P9"><text:span text:style-name="Source_20_Text"><text:span text:style-name="T8">a &lt; b</text:span></text:span><text:span text:style-name="T2"> yields Less Than. Note that lists are compared in sequence order, meaning that 'a' is less than 'b' if 'a's first element is less than 'b's first element. If 'a's first element and 'b's first element are equal, the second elements are checked, etc...</text:span></text:p>
        </text:list-item>
        <text:list-item>
          <text:p text:style-name="P9"><text:span text:style-name="Source_20_Text"><text:span text:style-name="T8">v in a</text:span></text:span><text:span text:style-name="T2"> is True only if the list a contains an element whose value is that of the expression 'v'.</text:span></text:p>
        </text:list-item>
        <text:list-item>
          <text:p text:style-name="P9"><text:span text:style-name="Source_20_Text"><text:span text:style-name="T8">a is b</text:span></text:span><text:span text:style-name="T2"> is True only if 'a' and 'b' are the same list.</text:span></text:p>
        </text:list-item>
      </text:list>
      <text:p text:style-name="P4"><text:span text:style-name="T2">Note the final point, namely the 'is' operator. This is one of those intricacies we mentioned earlier. The 'list' type is what is known as a </text:span><text:span text:style-name="Strong_20_Emphasis"><text:span text:style-name="T2">mutable</text:span></text:span><text:span text:style-name="T2"> type, meaning the contents of a list can be changed. This is not true of an integer for example. One cannot change the contents of the integer 1. This introduces a slight complexity. If 'a' is 1 and 'b' is 1 then 'a' and 'b' are the same. But if </text:span><text:span text:style-name="Source_20_Text"><text:span text:style-name="T8">a = [1]</text:span></text:span><text:span text:style-name="T2">, and </text:span><text:span text:style-name="Source_20_Text"><text:span text:style-name="T8">b = [1]</text:span></text:span><text:span text:style-name="T2">, they </text:span><text:span text:style-name="Strong_20_Emphasis"><text:span text:style-name="T2">are</text:span></text:span><text:span text:style-name="T2"> not the same. They may be equal, but are not the same list. They are different lists. Again, examples to the rescue</text:span></text:p>
      <text:p text:style-name="P15">&gt;&gt;&gt; a = [1,2]</text:p>
      <text:p text:style-name="P15">&gt;&gt;&gt; b = [1,2]</text:p>
      <text:p text:style-name="P15">&gt;&gt;&gt; a == b</text:p>
      <text:p text:style-name="P15">True</text:p>
      <text:p text:style-name="P15">&gt;&gt;&gt; a is b</text:p>
      <text:p text:style-name="P15">False</text:p>
      <text:p text:style-name="P15">&gt;&gt;&gt;</text:p>
      <text:p text:style-name="P15">&gt;&gt;&gt; b[0] = 3</text:p>
      <text:p text:style-name="P15">&gt;&gt;&gt; b</text:p>
      <text:p text:style-name="P15">[3, 2]</text:p>
      <text:p text:style-name="P15">&gt;&gt;&gt; a</text:p>
      <text:p text:style-name="P15"><text:soft-page-break/>[1, 2]</text:p>
      <text:p text:style-name="P15">&gt;&gt;&gt;</text:p>
      <text:p text:style-name="P15">&gt;&gt;&gt; a = [1,2]</text:p>
      <text:p text:style-name="P15">&gt;&gt;&gt; b = a</text:p>
      <text:p text:style-name="P15">&gt;&gt;&gt; a == b</text:p>
      <text:p text:style-name="P15">True</text:p>
      <text:p text:style-name="P15">&gt;&gt;&gt; a is b</text:p>
      <text:p text:style-name="P15">True</text:p>
      <text:p text:style-name="P15">&gt;&gt;&gt; b[0] = 3</text:p>
      <text:p text:style-name="P15">&gt;&gt;&gt; b</text:p>
      <text:p text:style-name="P15">[3, 2]</text:p>
      <text:p text:style-name="P15">&gt;&gt;&gt; a</text:p>
      <text:p text:style-name="P15">[3, 2]</text:p>
      <text:p text:style-name="P15">&gt;&gt;&gt;</text:p>
      <text:p text:style-name="P7">Note how the second line of the second example violates our notion of assignment, which was: The assignment statement assigns the value of the expression on the right to the variable on the left. But clearly, we are not just assigning the value ([1,2]), because later when we change the first element of 'b' to 3, we also appear to change the first element of 'a'. Weird. There is a technical explanation for this, but is really not worth knowing at this point as it is more likely to confuse than clarify. What this does mean however is that we need to be aware of the special case of assignment to a single variable of mutable type!</text:p>
      <text:p text:style-name="P2"><text:span text:style-name="T3">When, in an assignment statement </text:span><text:span text:style-name="Source_20_Text"><text:span text:style-name="T8">a = b</text:span></text:span><text:span text:style-name="T3">, 'b' is of </text:span><text:span text:style-name="Strong_20_Emphasis"><text:span text:style-name="T3">mutable type</text:span></text:span><text:span text:style-name="T3">, the assignment statement </text:span><text:span text:style-name="Strong_20_Emphasis"><text:span text:style-name="T3">makes 'a' a synonym of 'b'</text:span></text:span><text:span text:style-name="T3">, i.e. they become different names for the same variable.</text:span></text:p>
      <text:p text:style-name="P7">Also note how we assigned a value to an element of the list, changing some of it's contents. Python is quite advanced in terms of how it can handle assignments involving lists, so let's explore its features a bit. If 'a' is the list [1, 2, 3], 'b' is some expression of any value, and 'l' is some expression of type list.</text:p>
      <text:list xml:id="list7463635065924645978" text:style-name="L3">
        <text:list-item>
          <text:p text:style-name="P10"><text:soft-page-break/><text:span text:style-name="Source_20_Text"><text:span text:style-name="T8">a[0] = b</text:span></text:span><text:span text:style-name="T2"> assigns the value of 'b' to the 0'th element of 'a'. (The mutable type special case applies)</text:span></text:p>
        </text:list-item>
        <text:list-item>
          <text:p text:style-name="P10"><text:span text:style-name="Source_20_Text"><text:span text:style-name="T8">a[0:2] = l</text:span></text:span><text:span text:style-name="T2"> removes the slice range specified on the left and replaces the removed elements with the contents of 'l'. This does </text:span><text:span text:style-name="Strong_20_Emphasis"><text:span text:style-name="T2">not</text:span></text:span><text:span text:style-name="T2"> make 'a' and 'l' synonyms.</text:span></text:p>
        </text:list-item>
      </text:list>
      <text:p text:style-name="P4"><text:span text:style-name="T2">If we wish to make a copy of a list that is not a synonym, we assign to the slice of the full list, e.g. </text:span><text:span text:style-name="Source_20_Text"><text:span text:style-name="T8">a = b[:]</text:span></text:span><text:span text:style-name="T2">(where 'b' is a list)</text:span></text:p>
      <text:h text:style-name="P14" text:outline-level="2">Lists as Objects</text:h>
      <text:p text:style-name="P4"><text:span text:style-name="T2">In addition to the operators that can act on lists, list are objects. </text:span><text:span text:style-name="Strong_20_Emphasis"><text:span text:style-name="T2">Object</text:span></text:span><text:span text:style-name="T2"> is a term used in computer science to refer specifically to something which has both code and data associated with it directly. Objects will be covered in far greater detail later on in the course, but in the meanwhile we need to be aware of some syntactical features they provide.</text:span></text:p>
      <text:p text:style-name="P4"><text:span text:style-name="T2">Objects have code associated with them in functions called </text:span><text:span text:style-name="Strong_20_Emphasis"><text:span text:style-name="T2">methods</text:span></text:span><text:span text:style-name="T2">. Methods are bound to every variable of an object type individually, meaning if two different variables, 'a' and 'b', are of the same type which is an object type, then 'a' and 'b' both have the same set of methods but their methods are distinct from one another. When 'a' calls a method, that method acts only on 'a', and when 'b' calls that same method, the method will act only on 'b'. Read it again, it makes sense. In fact examples will prove it's quite intuitive.</text:span></text:p>
      <text:p text:style-name="P19">&gt;&gt;&gt; a = [1, 2, 3]</text:p>
      <text:p text:style-name="P19">&gt;&gt;&gt; b = ["A", "B", "C"]</text:p>
      <text:p text:style-name="P19">&gt;&gt;&gt; a.index(2)</text:p>
      <text:p text:style-name="P19">1</text:p>
      <text:p text:style-name="P19">&gt;&gt;&gt; b.index(2)</text:p>
      <text:p text:style-name="P19">Traceback (most recent call last):</text:p>
      <text:p text:style-name="P20"><text:s text:c="2"/><text:span text:style-name="T1">File "&lt;stdin&gt;", line 1, in ?</text:span></text:p>
      <text:p text:style-name="P19">ValueError: list.index(x): x not in list</text:p>
      <text:p text:style-name="P19">&gt;&gt;&gt; b.index("C")</text:p>
      <text:p text:style-name="P19">2</text:p>
      <text:p text:style-name="P19"><text:soft-page-break/>&gt;&gt;&gt; </text:p>
      <text:p text:style-name="P4"><text:span text:style-name="T2">Looking at the examples we notice there is some new notation, of the form </text:span><text:span text:style-name="Source_20_Text"><text:span text:style-name="T8">&lt;list&gt;.&lt;method&gt;()</text:span></text:span><text:span text:style-name="T2">. This 'dot notation' indicates that we are obtaining a method of the list object (called index in the case of the example), and our use of brackets indicates we wish to call it.</text:span></text:p>
      <text:p text:style-name="P3">Methods are simply functions associated with a particular type.</text:p>
      <text:p text:style-name="P4"><text:span text:style-name="T2">Note that </text:span><text:span text:style-name="Source_20_Text"><text:span text:style-name="T8">a.index(2)</text:span></text:span><text:span text:style-name="T2"> and </text:span><text:span text:style-name="Source_20_Text"><text:span text:style-name="T8">b.index(2)</text:span></text:span><text:span text:style-name="T2"> return different results. In fact the 'b.index' case produces an error. Obviously they are doing different things, despite being given the same parameter (2). What the index method does is search for a given value in the elements of </text:span><text:span text:style-name="Strong_20_Emphasis"><text:span text:style-name="T2">its</text:span></text:span><text:span text:style-name="T2"> list. When called using 'a.index' its list is 'a', when called using 'b.index' its list is 'b'. Since the value 2 is an element of the list 'a', index returns its index position (1), meaning it can be found in the second position in the list. But the value 2 is not an element of the list 'b', hence index will cause an error.</text:span></text:p>
      <text:p text:style-name="P7">That being said, let's round off our knowledge of lists by enumerating the list methods that will be useful to us.</text:p>
      <text:list xml:id="list8438564657192950667" text:style-name="L4">
        <text:list-item>
          <text:p text:style-name="P11"><text:span text:style-name="Source_20_Text"><text:span text:style-name="T8">&lt;list&gt;.append(&lt;expression&gt;)</text:span></text:span><text:span text:style-name="T2"><text:line-break/>Appends the value of &lt;expression&gt; to the end of &lt;list&gt;.</text:span></text:p>
          <text:p text:style-name="P16">&gt;&gt;&gt; a = []</text:p>
          <text:p text:style-name="P16">&gt;&gt;&gt; a.append('one')</text:p>
          <text:p text:style-name="P16">&gt;&gt;&gt; a</text:p>
          <text:p text:style-name="P16">['one']</text:p>
          <text:p text:style-name="P16">&gt;&gt;&gt;</text:p>
        </text:list-item>
        <text:list-item>
          <text:p text:style-name="P11"><text:span text:style-name="Source_20_Text"><text:span text:style-name="T8">&lt;list&gt;.count(&lt;expression&gt;)</text:span></text:span><text:span text:style-name="T2"><text:line-break/>Returns the number of elements in &lt;list&gt; with same value as that of &lt;expression&gt;.</text:span></text:p>
          <text:p text:style-name="P16">&gt;&gt;&gt; a = ['a', 'c', 'g', 't', 't', 'a']</text:p>
          <text:p text:style-name="P16">&gt;&gt;&gt; a.count('a')</text:p>
          <text:p text:style-name="P16">2</text:p>
          <text:p text:style-name="P16">&gt;&gt;&gt;</text:p>
        </text:list-item>
        <text:list-item>
          <text:p text:style-name="P11"><text:span text:style-name="Source_20_Text"><text:span text:style-name="T8">&lt;list&gt;.index(&lt;expression&gt;)</text:span></text:span><text:span text:style-name="T2"><text:line-break/></text:span><text:soft-page-break/><text:span text:style-name="T2">Returns the index of the first element in &lt;list&gt; that has the same value as &lt;expression&gt;.</text:span></text:p>
          <text:p text:style-name="P16">&gt;&gt;&gt; a = ['a', 'c', 'g', 't', 't', 'a']</text:p>
          <text:p text:style-name="P16">&gt;&gt;&gt; a.index('t')</text:p>
          <text:p text:style-name="P16">3</text:p>
          <text:p text:style-name="P16">&gt;&gt;&gt;</text:p>
        </text:list-item>
        <text:list-item>
          <text:p text:style-name="P11"><text:span text:style-name="Source_20_Text"><text:span text:style-name="T8">&lt;list&gt;.insert(&lt;index expression&gt;, &lt;object expression&gt;)</text:span></text:span><text:span text:style-name="T2"><text:line-break/>Inserts the value of &lt;object expression&gt; </text:span><text:span text:style-name="Strong_20_Emphasis"><text:span text:style-name="T2">before</text:span></text:span><text:span text:style-name="T2"> the element at the position indicated by &lt;index expression&gt;.</text:span></text:p>
          <text:p text:style-name="P16">&gt;&gt;&gt; a = ['a', 'c', 'g', 't', 't', 'a']</text:p>
          <text:p text:style-name="P16">&gt;&gt;&gt; a.insert(2,'newitem')</text:p>
          <text:p text:style-name="P16">&gt;&gt;&gt; a</text:p>
          <text:p text:style-name="P16">['a', 'c', 'newitem', 'g', 't', 't', 'a']</text:p>
          <text:p text:style-name="P16">&gt;&gt;&gt;</text:p>
        </text:list-item>
        <text:list-item>
          <text:p text:style-name="P11"><text:span text:style-name="Source_20_Text"><text:span text:style-name="T8">&lt;list&gt;.pop()</text:span></text:span><text:span text:style-name="T2"><text:line-break/>Removes the last element from the end of the list, and returns it's value.</text:span></text:p>
          <text:p text:style-name="P16">&gt;&gt;&gt; a = ['a', 'c', 'g', 't', 't', 'a']</text:p>
          <text:p text:style-name="P16">&gt;&gt;&gt; a.pop()</text:p>
          <text:p text:style-name="P16">'a'</text:p>
          <text:p text:style-name="P16">&gt;&gt;&gt; a</text:p>
          <text:p text:style-name="P16">['a', 'c', 'g', 't', 't']</text:p>
          <text:p text:style-name="P16">&gt;&gt;&gt;</text:p>
        </text:list-item>
        <text:list-item>
          <text:p text:style-name="P11"><text:span text:style-name="Source_20_Text"><text:span text:style-name="T8">&lt;list&gt;.remove(&lt;expression&gt;)</text:span></text:span><text:span text:style-name="T2"><text:line-break/>Removes the first element in &lt;list&gt; that has the same value as &lt;expression&gt;.</text:span></text:p>
          <text:p text:style-name="P16">&gt;&gt;&gt; a = ['a', 'c', 'newitem', 'g', 't', 't', 'a']</text:p>
          <text:p text:style-name="P16">&gt;&gt;&gt; a.remove('newitem')</text:p>
          <text:p text:style-name="P16">&gt;&gt;&gt; a</text:p>
          <text:p text:style-name="P16">['a', 'c', 'g', 't', 't', 'a']</text:p>
          <text:p text:style-name="P16"><text:soft-page-break/>&gt;&gt;&gt;</text:p>
        </text:list-item>
        <text:list-item>
          <text:p text:style-name="P11"><text:span text:style-name="Source_20_Text"><text:span text:style-name="T8">&lt;list&gt;.reverse()</text:span></text:span><text:span text:style-name="T2"><text:line-break/>Reverses the order of elements in &lt;list&gt;.</text:span></text:p>
          <text:p text:style-name="P16">&gt;&gt;&gt; a = ['alpha', 'beta', 'gamma', 'delta']</text:p>
          <text:p text:style-name="P16">&gt;&gt;&gt; a.reverse()</text:p>
          <text:p text:style-name="P16">&gt;&gt;&gt; a</text:p>
          <text:p text:style-name="P16">['delta', 'gamma', 'beta', 'alpha']</text:p>
          <text:p text:style-name="P16">&gt;&gt;&gt;</text:p>
        </text:list-item>
        <text:list-item>
          <text:p text:style-name="P11"><text:span text:style-name="Source_20_Text"><text:span text:style-name="T8">&lt;list&gt;.sort()</text:span></text:span><text:span text:style-name="T2"><text:line-break/>Sorts the elements of &lt;list&gt;.</text:span></text:p>
          <text:p text:style-name="P16">&gt;&gt;&gt; a = ['delta', 'gamma', 'beta', 'alpha']</text:p>
          <text:p text:style-name="P16">&gt;&gt;&gt; a.sort()</text:p>
          <text:p text:style-name="P16">&gt;&gt;&gt; a</text:p>
          <text:p text:style-name="P16">['alpha', 'beta', 'delta', 'gamma']</text:p>
          <text:p text:style-name="P16">&gt;&gt;&gt;</text:p>
        </text:list-item>
      </text:list>
      <text:h text:style-name="P14" text:outline-level="2">List Comprehensions</text:h>
      <text:p text:style-name="P7">A list comprehension is a special syntactic element of the python language that allows rapid construction of a new list from the elements of an old list. They are a syntactic contraction of the pattern:</text:p>
      <text:p text:style-name="P15">new_list = []</text:p>
      <text:p text:style-name="P15">for element in old_list:</text:p>
      <text:p text:style-name="P18"><text:s text:c="4"/><text:span text:style-name="T1">new_list.append(&lt;something done with element&gt;)</text:span></text:p>
      <text:p text:style-name="P7">List comprehensions have the following basic syntax:</text:p>
      <text:p text:style-name="P21"><text:span text:style-name="T2">[&lt;expression of </text:span><text:span text:style-name="Emphasis"><text:span text:style-name="T9">e</text:span></text:span><text:span text:style-name="T2">&gt; for </text:span><text:span text:style-name="Emphasis"><text:span text:style-name="T9">e</text:span></text:span><text:span text:style-name="T2"> in &lt;old_list&gt;]</text:span></text:p>
      <text:p text:style-name="P4"><text:span text:style-name="T2">The list comprehension is an expression itself which evaluates as a list containing the results of the expression of</text:span><text:span text:style-name="Emphasis"><text:span text:style-name="T9">e</text:span></text:span><text:span text:style-name="T2"> as each element applied to the </text:span><text:span text:style-name="Emphasis"><text:span text:style-name="T9">e</text:span></text:span><text:span text:style-name="T2">'s of the old list. Example time:</text:span></text:p>
      <text:p text:style-name="P15">Python 2.5.2 (r252:60911, Aug <text:s/>7 2008, 21:06:43) </text:p>
      <text:p text:style-name="P15">[GCC 4.1.2 (Gentoo 4.1.2 p1.0.2)] on linux2</text:p>
      <text:p text:style-name="P15"><text:soft-page-break/>Type "help", "copyright", "credits" or "license" for more information.</text:p>
      <text:p text:style-name="P15">&gt;&gt;&gt; [e for e in [2, 4, 5]]</text:p>
      <text:p text:style-name="P15">[2, 4, 5]</text:p>
      <text:p text:style-name="P15">&gt;&gt;&gt; [2*e for e in [2, 4, 5]]</text:p>
      <text:p text:style-name="P15">[4, 8, 10]</text:p>
      <text:p text:style-name="P15">&gt;&gt;&gt; [e*e for e in [2, 4, 5]]</text:p>
      <text:p text:style-name="P15">[4, 16, 25]</text:p>
      <text:p text:style-name="P15">&gt;&gt;&gt; [0 for e in [2, 4, 5]]</text:p>
      <text:p text:style-name="P15">[0, 0, 0]</text:p>
      <text:p text:style-name="P15">&gt;&gt;&gt; dwarfs = [</text:p>
      <text:p text:style-name="P15">... 'Happy',</text:p>
      <text:p text:style-name="P15">... 'Grumpy',</text:p>
      <text:p text:style-name="P15">... 'Sleepy',</text:p>
      <text:p text:style-name="P15">... 'Sneezy',</text:p>
      <text:p text:style-name="P15">... 'Doc',</text:p>
      <text:p text:style-name="P15">... 'Bashful',</text:p>
      <text:p text:style-name="P15">... 'Dopey']</text:p>
      <text:p text:style-name="P15">&gt;&gt;&gt; [n.startswith('S') for n in dwarfs]</text:p>
      <text:p text:style-name="P15">[False, False, True, True, False, False, False]</text:p>
      <text:p text:style-name="P15">&gt;&gt;&gt; [n.endswith('y') for n in dwarfs]</text:p>
      <text:p text:style-name="P15">[True, True, True, True, False, False, True]</text:p>
      <text:p text:style-name="P15">&gt;&gt;&gt; [[i]*3 for i in range(3)]</text:p>
      <text:p text:style-name="P15">[[0, 0, 0], [1, 1, 1], [2, 2, 2]]</text:p>
      <text:p text:style-name="P7">Additionally we can select which elements we want to bring in from our old list into our new one using a filter clause.</text:p>
      <text:p text:style-name="P21"><text:span text:style-name="T2">[&lt;expression of </text:span><text:span text:style-name="Emphasis"><text:span text:style-name="T9">e</text:span></text:span><text:span text:style-name="T2">&gt; for </text:span><text:span text:style-name="Emphasis"><text:span text:style-name="T9">e</text:span></text:span><text:span text:style-name="T2"> in &lt;old_list&gt; if &lt;some other expression of </text:span><text:span text:style-name="Emphasis"><text:span text:style-name="T9">e</text:span></text:span><text:span text:style-name="T2">&gt;]</text:span></text:p>
      <text:p text:style-name="P7">Using a filter clause our new list may not have as many elements as out old list. Let's get only dwarfs names if they start with 'S':</text:p>
      <text:p text:style-name="P15">&gt;&gt;&gt; [n for n in dwarfs if n.startswith('S')]</text:p>
      <text:p text:style-name="P15"><text:soft-page-break/>['Sleepy', 'Sneezy']</text:p>
      <text:p text:style-name="P7">How cool is this?</text:p>
      <text:h text:style-name="P14" text:outline-level="2">Exercises</text:h>
      <text:list xml:id="list4773035290702572161" text:style-name="L5">
        <text:list-item>
          <text:p text:style-name="P12"><text:span text:style-name="T2">What is the value of </text:span><text:span text:style-name="Source_20_Text"><text:span text:style-name="T8">[1, 3] + [2, 4]</text:span></text:span><text:span text:style-name="T2">?</text:span></text:p>
        </text:list-item>
        <text:list-item>
          <text:p text:style-name="P12"><text:span text:style-name="T2">What is the value of </text:span><text:span text:style-name="Source_20_Text"><text:span text:style-name="T8">[1, 3] + [[2, 4]]</text:span></text:span><text:span text:style-name="T2">?</text:span></text:p>
        </text:list-item>
        <text:list-item>
          <text:p text:style-name="P8">What is the difference between appending a value to a list and adding the same value within its own list using the concatenation operator?</text:p>
        </text:list-item>
        <text:list-item>
          <text:p text:style-name="P12"><text:span text:style-name="T2">What is the slice notation to extract the word 'mickles' from the </text:span><text:span text:style-name="Strong_20_Emphasis"><text:span text:style-name="T2">string</text:span></text:span><text:span text:style-name="T2"> 'How many mickles are there in a muckle?'</text:span></text:p>
        </text:list-item>
        <text:list-item>
          <text:p text:style-name="P8">Write a list comprehension that produces a list of 3 lists of length 3, where each inner list starts with an integer one greater than the start of the previous list, and the first list starts at zero.</text:p>
        </text:list-item>
        <text:list-item>
          <text:p text:style-name="P8">Write a list comprehension that contains a two element list for each letter of the alphabet, which contains as its first element, the letter of the alphabet, and its second element a boolean value representing whether any of the dwarf names start with that letter.</text:p>
        </text:list-item>
        <text:list-item>
          <text:p text:style-name="P8">Modify your answer to question 6 to contain the number of dwarf names beginning with each letter, instead of simply True or False.</text:p>
        </text:list-item>
        <text:list-item>
          <text:p text:style-name="P8">Write a program that outputs the position of every 't' in the list ['a', 'c', 'g', 't', 't', 'a', 't']. Use the index method, don't do it manually.</text:p>
        </text:list-item>
        <text:list-item>
          <text:p text:style-name="P8">Write a program that asks the user to enter a sequence of up to 5 x:y coordinates with both x and y in the range 0 to 4, ending their sequence entry by providing a blank line for the x coordinate. Then display a five by five grid of '#' characters, with the points in the grid entered by the user left blank. Assume x increases from left to right, and y increases from top to bottom. Example input/output is given ...</text:p>
          <text:p text:style-name="P17"><text:soft-page-break/>Coordinates range from 0 to 4!</text:p>
          <text:p text:style-name="P17">Please enter pair of coordinates (x:y), leave x blank to terminate sequence.</text:p>
          <text:p text:style-name="P17">X&gt; 3</text:p>
          <text:p text:style-name="P17">Y&gt; 3</text:p>
          <text:p text:style-name="P17">Please enter pair of coordinates (x:y), leave x blank to terminate sequence.</text:p>
          <text:p text:style-name="P17">X&gt; 4</text:p>
          <text:p text:style-name="P17">Y&gt; 1</text:p>
          <text:p text:style-name="P17">Please enter pair of coordinates (x:y), leave x blank to terminate sequence.</text:p>
          <text:p text:style-name="P17">X&gt; 1</text:p>
          <text:p text:style-name="P17">Y&gt; 4</text:p>
          <text:p text:style-name="P17">Please enter pair of coordinates (x:y), leave x blank to terminate sequence.</text:p>
          <text:p text:style-name="P17">X&gt;</text:p>
          <text:p text:style-name="P17">#####</text:p>
          <text:p text:style-name="P17">#### </text:p>
          <text:p text:style-name="P17">#####</text:p>
          <text:p text:style-name="P17">### #</text:p>
          <text:p text:style-name="P17"># ###</text:p>
        </text:list-item>
      </text:list>
      <text:p text:style-name="P5"><text:span text:style-name="T2">[</text:span><text:a xlink:type="simple" xlink:href="http://www.cbio.uct.ac.za/~gustavo/Lectures/Python/James/for_loops.html"><text:span text:style-name="T5">Prev: Flow Control: Sequential Loops</text:span></text:a><text:span text:style-name="T2">] [</text:span><text:a xlink:type="simple" xlink:href="http://www.cbio.uct.ac.za/~gustavo/Lectures/Python/James/index.html"><text:span text:style-name="T5">Course Outline</text:span></text:a><text:span text:style-name="T2">] [</text:span><text:a xlink:type="simple" xlink:href="http://www.cbio.uct.ac.za/~gustavo/Lectures/Python/James/tuples.html"><text:span text:style-name="T5">Next: Tuples</text:span></text:a><text:span text:style-name="T2">]</text:span></text:p>
      <text:p text:style-name="P2"><text:span text:style-name="T4">Copyright © James Dominy 2007-2008; Released under the </text:span><text:a xlink:type="simple" xlink:href="http://www.gnu.org/copyleft/fdl.html"><text:span text:style-name="T6">GNU Free Documentation License</text:span></text:a><text:span text:style-name="T4"><text:line-break/></text:span><text:a xlink:type="simple" xlink:href="http://www.cbio.uct.ac.za/~gustavo/Lectures/Python/James/intropython.tar.gz"><text:span text:style-name="T7">Download the tarball</text:span></text:a></text:p>
      <text:p text:style-name="P1"><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mic Sans MS" svg:font-family="'Comic Sans MS', sans-serif"/>
    <style:font-face style:name="Courier New" svg:font-family="'Courier New', monospace"/>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ZA"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2T19:19:40.920691258</meta:creation-date>
    <dc:date>2015-03-22T19:20:14.813201144</dc:date>
    <meta:editing-duration>P0D</meta:editing-duration>
    <meta:editing-cycles>1</meta:editing-cycles>
    <meta:document-statistic meta:table-count="0" meta:image-count="0" meta:object-count="0" meta:page-count="12" meta:paragraph-count="240" meta:word-count="2492" meta:character-count="12944" meta:non-whitespace-character-count="10744"/>
    <meta:generator>LibreOffice/4.2.7.2$Linux_X86_64 LibreOffice_project/420m0$Build-2</meta:generator>
  </office:meta>
</office:document-meta>
</file>